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6f9d4" draw:textarea-horizontal-align="justify" draw:textarea-vertical-align="middle" draw:auto-grow-height="false" fo:min-height="1cm" fo:min-width="3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start="Arrowheads_20_1" draw:marker-end="Arrowheads_20_2" draw:fill="none" draw:textarea-vertical-align="middle" loext:decorative="false"/>
    </style:style>
    <style:style style:name="gr3" style:family="graphic" style:parent-style-name="standard">
      <style:graphic-properties draw:marker-start="Arrowheads_20_1" draw:marker-end="Arrowheads_20_2" draw:textarea-vertical-align="middle" loext:decorative="false"/>
    </style:style>
    <style:style style:name="gr4" style:family="graphic" style:parent-style-name="standard">
      <style:graphic-properties draw:marker-start="Arrowheads_20_2" draw:marker-end="Arrowheads_20_2" draw:textarea-vertical-align="middle" loext:decorative="false"/>
    </style:style>
    <style:style style:name="gr5" style:family="graphic" style:parent-style-name="standard">
      <style:graphic-properties draw:marker-start="Arrowheads_20_2" draw:marker-end="Arrowheads_20_1" draw:textarea-vertical-align="middle" loext:decorative="false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1cm" fo:min-width="3.25cm" style:writing-mode="lr-tb" loext:decorative="false"/>
      <style:paragraph-properties style:writing-mode="lr-tb"/>
    </style:style>
    <style:style style:name="gr7" style:family="graphic" style:parent-style-name="standard">
      <style:graphic-properties draw:marker-start="Arrowheads_20_3" draw:marker-end="Arrowheads_20_4" draw:textarea-vertical-align="middle" loext:decorative="false"/>
    </style:style>
    <style:style style:name="gr8" style:family="graphic" style:parent-style-name="standard">
      <style:graphic-properties draw:marker-start="Arrowheads_20_3" draw:marker-end="Arrowheads_20_3" draw:textarea-vertical-align="middle" loext:decorative="false"/>
    </style:style>
    <style:style style:name="gr9" style:family="graphic" style:parent-style-name="standard">
      <style:graphic-properties draw:marker-start="Arrowheads_20_5" draw:marker-end="Arrowheads_20_6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6f9d4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weight="bold"/>
    </style:style>
    <style:style style:name="P5" style:family="paragraph">
      <loext:graphic-properties draw:fill-color="#dddddd"/>
      <style:paragraph-properties fo:text-align="center" style:writing-mode="lr-tb"/>
      <style:text-properties fo:font-weight="bold"/>
    </style:style>
    <style:style style:name="P6" style:family="paragraph">
      <loext:graphic-properties draw:fill-color="#dddddd"/>
      <style:paragraph-properties fo:text-align="center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75cm" svg:height="1.25cm" svg:x="3.2cm" svg:y="14cm">
          <text:p text:style-name="P1"><text:span text:style-name="T1">Compan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75cm" svg:height="1.25cm" svg:x="8.45cm" svg:y="14cm">
          <text:p text:style-name="P1"><text:span text:style-name="T1">Warehous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.95cm" svg:y1="14.625cm" svg:x2="8.45cm" svg:y2="14.625cm" draw:start-shape="id1" draw:start-glue-point="1" draw:end-shape="id2" draw:end-glue-point="3" svg:d="M6950 14625h1500" svg:viewBox="0 0 1501 1">
          <text:p/>
        </draw:connector>
        <draw:custom-shape draw:style-name="gr1" draw:text-style-name="P2" xml:id="id3" draw:id="id3" draw:layer="layout" svg:width="3.75cm" svg:height="1.25cm" svg:x="8.45cm" svg:y="16cm">
          <text:p text:style-name="P1"><text:span text:style-name="T1">Contac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075cm" svg:y1="15.25cm" svg:x2="8.45cm" svg:y2="16.625cm" draw:start-shape="id1" draw:start-glue-point="2" draw:end-shape="id3" draw:end-glue-point="3" svg:d="M5075 15250v1375h3375" svg:viewBox="0 0 3376 1376">
          <text:p/>
        </draw:connector>
        <draw:custom-shape draw:style-name="gr1" draw:text-style-name="P2" xml:id="id4" draw:id="id4" draw:layer="layout" svg:width="3.75cm" svg:height="1.25cm" svg:x="19.7cm" svg:y="14cm">
          <text:p text:style-name="P1"><text:span text:style-name="T1">Produ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75cm" svg:height="1.25cm" svg:x="14.7cm" svg:y="14cm">
          <text:p text:style-name="P1"><text:span text:style-name="T1">Preview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9.7cm" svg:y1="14.625cm" svg:x2="18.45cm" svg:y2="14.625cm" draw:start-shape="id4" draw:start-glue-point="3" draw:end-shape="id5" draw:end-glue-point="1" svg:d="M19700 14625h-1250" svg:viewBox="0 0 1251 1">
          <text:p/>
        </draw:connector>
        <draw:custom-shape draw:style-name="gr1" draw:text-style-name="P2" xml:id="id6" draw:id="id6" draw:layer="layout" svg:width="3.75cm" svg:height="1.25cm" svg:x="14.7cm" svg:y="16cm">
          <text:p text:style-name="P1"><text:span text:style-name="T1">Tag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8.45cm" svg:y1="16.625cm" svg:x2="21.575cm" svg:y2="15.25cm" draw:start-shape="id6" draw:start-glue-point="1" draw:end-shape="id4" draw:end-glue-point="2" svg:d="M18450 16625h3125v-1375" svg:viewBox="0 0 3126 1376">
          <text:p/>
        </draw:connector>
        <draw:custom-shape draw:style-name="gr1" draw:text-style-name="P2" xml:id="id7" draw:id="id7" draw:layer="layout" svg:width="3.75cm" svg:height="1.25cm" svg:x="24.95cm" svg:y="14cm">
          <text:p text:style-name="P1"><text:span text:style-name="T1">Category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3.45cm" svg:y1="14.625cm" svg:x2="24.95cm" svg:y2="14.625cm" draw:start-shape="id4" draw:start-glue-point="1" draw:end-shape="id7" draw:end-glue-point="3" svg:d="M23450 14625h1500" svg:viewBox="0 0 1501 1">
          <text:p/>
        </draw:connector>
        <draw:custom-shape draw:style-name="gr1" draw:text-style-name="P2" xml:id="id8" draw:id="id8" draw:layer="layout" svg:width="3.75cm" svg:height="1.25cm" svg:x="14.7cm" svg:y="11.25cm">
          <text:p text:style-name="P1"><text:span text:style-name="T1">StockInfo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14.7cm" svg:y1="11.875cm" svg:x2="10.325cm" svg:y2="14cm" draw:start-shape="id8" draw:start-glue-point="3" draw:end-shape="id2" draw:end-glue-point="0" svg:d="M14700 11875c-2917 0-4375 708-4375 2125" svg:viewBox="0 0 4376 2126">
          <text:p/>
        </draw:connector>
        <draw:connector draw:style-name="gr5" draw:text-style-name="P1" draw:layer="layout" draw:type="curve" svg:x1="18.45cm" svg:y1="11.875cm" svg:x2="21.575cm" svg:y2="14cm" draw:start-shape="id8" draw:start-glue-point="1" draw:end-shape="id4" draw:end-glue-point="0" svg:d="M18450 11875c2084 0 3125 708 3125 2125" svg:viewBox="0 0 3126 2126">
          <text:p/>
        </draw:connector>
        <draw:custom-shape draw:style-name="gr6" draw:text-style-name="P5" xml:id="id9" draw:id="id9" draw:layer="layout" svg:width="3.75cm" svg:height="1.25cm" svg:x="3.2cm" svg:y="3.75cm">
          <text:p text:style-name="P4"><text:span text:style-name="T1">Us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075cm" svg:y1="14cm" svg:x2="5.075cm" svg:y2="5cm" draw:start-shape="id1" draw:start-glue-point="0" draw:end-shape="id9" draw:end-glue-point="2" svg:d="M5075 14000v-9000" svg:viewBox="0 0 1 9001">
          <text:p/>
        </draw:connector>
        <draw:custom-shape draw:style-name="gr6" draw:text-style-name="P5" xml:id="id10" draw:id="id10" draw:layer="layout" svg:width="3.75cm" svg:height="1.25cm" svg:x="8.2cm" svg:y="3.75cm">
          <text:p text:style-name="P4"><text:span text:style-name="T2">Offe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1" draw:id="id11" draw:layer="layout" svg:width="3.75cm" svg:height="1.25cm" svg:x="14.7cm" svg:y="7.25cm">
          <text:p text:style-name="P4"><text:span text:style-name="T2">Item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95cm" svg:y1="4.375cm" svg:x2="14.7cm" svg:y2="7.875cm" draw:start-shape="id10" draw:start-glue-point="1" draw:end-shape="id11" draw:end-glue-point="3" svg:d="M11950 4375c2062 0 688 3500 2750 3500" svg:viewBox="0 0 2751 3501">
          <text:p/>
        </draw:connector>
        <draw:connector draw:style-name="gr5" draw:text-style-name="P1" draw:layer="layout" svg:x1="8.2cm" svg:y1="4.375cm" svg:x2="6.95cm" svg:y2="4.375cm" draw:start-shape="id10" draw:start-glue-point="3" draw:end-shape="id9" draw:end-glue-point="1" svg:d="M8200 4375h-1250" svg:viewBox="0 0 1251 1">
          <text:p/>
        </draw:connector>
        <draw:connector draw:style-name="gr3" draw:text-style-name="P1" draw:layer="layout" draw:type="curve" draw:line-skew="-0.375cm" svg:x1="5.075cm" svg:y1="14cm" svg:x2="10.075cm" svg:y2="5cm" draw:start-shape="id1" draw:start-glue-point="0" draw:end-shape="id10" draw:end-glue-point="2" svg:d="M5075 14000c0-7312 5000-2813 5000-9000" svg:viewBox="0 0 5001 9001">
          <text:p/>
        </draw:connector>
        <draw:connector draw:style-name="gr3" draw:text-style-name="P1" draw:layer="layout" draw:type="curve" svg:x1="10.325cm" svg:y1="14cm" svg:x2="16.575cm" svg:y2="8.5cm" draw:start-shape="id2" draw:start-glue-point="0" draw:end-shape="id11" draw:end-glue-point="2" svg:d="M10325 14000c0-4125 6250-1375 6250-5500" svg:viewBox="0 0 6251 5501">
          <text:p/>
        </draw:connector>
        <draw:connector draw:style-name="gr5" draw:text-style-name="P1" draw:layer="layout" draw:type="curve" svg:x1="18.45cm" svg:y1="7.875cm" svg:x2="21.575cm" svg:y2="14cm" draw:start-shape="id11" draw:start-glue-point="1" draw:end-shape="id4" draw:end-glue-point="0" svg:d="M18450 7875c2084 0 3125 2041 3125 6125" svg:viewBox="0 0 3126 6126">
          <text:p/>
        </draw:connector>
        <draw:custom-shape draw:style-name="gr6" draw:text-style-name="P6" xml:id="id12" draw:id="id12" draw:layer="layout" svg:width="3.75cm" svg:height="1.25cm" svg:x="8.45cm" svg:y="10cm">
          <text:p text:style-name="P1"><text:span text:style-name="T1">Ord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0.325cm" svg:y1="11.25cm" svg:x2="10.325cm" svg:y2="14cm" draw:start-shape="id12" draw:start-glue-point="2" draw:end-shape="id2" draw:end-glue-point="0" svg:d="M10325 11250v2750" svg:viewBox="0 0 1 2751">
          <text:p/>
        </draw:connector>
        <draw:connector draw:style-name="gr3" draw:text-style-name="P1" draw:layer="layout" draw:type="curve" svg:x1="10.325cm" svg:y1="10cm" svg:x2="14.7cm" svg:y2="7.875cm" draw:start-shape="id12" draw:start-glue-point="0" draw:end-shape="id11" draw:end-glue-point="3" svg:d="M10325 10000c0-1417 1458-2125 4375-2125" svg:viewBox="0 0 4376 2126">
          <text:p/>
        </draw:connector>
        <draw:custom-shape draw:style-name="gr6" draw:text-style-name="P6" xml:id="id13" draw:id="id13" draw:layer="layout" svg:width="3.75cm" svg:height="1.25cm" svg:x="14.7cm" svg:y="3.75cm">
          <text:p text:style-name="P1"><text:span text:style-name="T1">Delivery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14.7cm" svg:y1="4.375cm" svg:x2="10.325cm" svg:y2="10cm" draw:start-shape="id13" draw:start-glue-point="3" draw:end-shape="id12" draw:end-glue-point="0" svg:d="M14700 4375c-2917 0-4375 1875-4375 5625" svg:viewBox="0 0 4376 5626">
          <text:p/>
        </draw:connector>
        <draw:custom-shape draw:style-name="gr6" draw:text-style-name="P6" xml:id="id14" draw:id="id14" draw:layer="layout" svg:width="3.75cm" svg:height="1.25cm" svg:x="21.5cm" svg:y="3.75cm">
          <text:p text:style-name="P1"><text:span text:style-name="T1">DeliveryNote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16.575cm" svg:y1="7.25cm" svg:x2="23.375cm" svg:y2="5cm" draw:start-shape="id11" draw:start-glue-point="0" draw:end-shape="id14" draw:end-glue-point="2" svg:d="M16575 7250c0-1687 6800-563 6800-2250" svg:viewBox="0 0 6801 2251">
          <text:p/>
        </draw:connector>
        <draw:connector draw:style-name="gr7" draw:text-style-name="P1" draw:layer="layout" svg:x1="18.45cm" svg:y1="4.375cm" svg:x2="21.5cm" svg:y2="4.375cm" draw:start-shape="id13" draw:start-glue-point="1" draw:end-shape="id14" draw:end-glue-point="3" svg:d="M18450 4375h3050" svg:viewBox="0 0 3051 1">
          <text:p/>
        </draw:connector>
        <draw:connector draw:style-name="gr9" draw:text-style-name="P1" draw:layer="layout" svg:x1="16.575cm" svg:y1="5cm" svg:x2="16.575cm" svg:y2="7.25cm" draw:start-shape="id13" draw:start-glue-point="2" draw:end-shape="id11" draw:end-glue-point="0" svg:d="M16575 5000v2250" svg:viewBox="0 0 1 22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38 40" svg:d="M19 40h1v-40h-2v40zM20 40h-20v-2h20zM18 40h20v-2h-20z"/>
    <draw:marker draw:name="Arrowheads_20_2" draw:display-name="Arrowheads 2" svg:viewBox="0 0 3000 3000" svg:d="M1500 3000l1500-2789v-211h-114l-1286 2392v-2392h-200v2392l-1286-2392h-114v211z"/>
    <draw:marker draw:name="Arrowheads_20_3" draw:display-name="Arrowheads 3" svg:viewBox="0 0 38 40" svg:d="M19 40h1v-40h-2v40zM20 40h-20v-2h20zM18 40h20v-2h-20z"/>
    <draw:marker draw:name="Arrowheads_20_4" draw:display-name="Arrowheads 4" svg:viewBox="0 0 3000 3000" svg:d="M1500 3000l1500-2789v-211h-114l-1286 2392v-2392h-200v2392l-1286-2392h-114v211z"/>
    <draw:marker draw:name="Arrowheads_20_5" draw:display-name="Arrowheads 5" svg:viewBox="0 0 38 40" svg:d="M19 40h1v-40h-2v40zM20 40h-20v-2h20zM18 40h20v-2h-20z"/>
    <draw:marker draw:name="Arrowheads_20_6" draw:display-name="Arrowheads 6" svg:viewBox="0 0 3000 3000" svg:d="M1500 3000l1500-2789v-211h-114l-1286 2392v-2392h-200v2392l-1286-2392h-114v211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bs" fo:country="B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animir Amidžić</meta:initial-creator>
    <meta:creation-date>2023-12-31T20:36:35.053806514</meta:creation-date>
    <dc:date>2024-01-23T13:29:28.040499202</dc:date>
    <dc:creator>Branimir Amidžić</dc:creator>
    <meta:editing-duration>P2DT11H59M28S</meta:editing-duration>
    <meta:editing-cycles>21</meta:editing-cycles>
    <meta:generator>LibreOffice/7.6.4.1$Linux_X86_64 LibreOffice_project/60$Build-1</meta:generator>
    <meta:document-statistic meta:object-count="33"/>
  </office:meta>
</office:document-meta>
</file>